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0.5929in"/>
    </style:style>
    <style:style style:name="co11" style:family="table-column">
      <style:table-column-properties fo:break-before="auto" style:column-width="0.389in"/>
    </style:style>
    <style:style style:name="co12" style:family="table-column">
      <style:table-column-properties fo:break-before="auto" style:column-width="0.6035in"/>
    </style:style>
    <style:style style:name="co13" style:family="table-column">
      <style:table-column-properties fo:break-before="auto" style:column-width="1.064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898in"/>
    </style:style>
    <style:style style:name="co16" style:family="table-column">
      <style:table-column-properties fo:break-before="auto" style:column-width="0.1957in"/>
    </style:style>
    <style:style style:name="co17" style:family="table-column">
      <style:table-column-properties fo:break-before="auto" style:column-width="5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ce4"/>
        <table:table-column table:style-name="co12" table:number-columns-repeated="3" table:default-cell-style-name="ce2"/>
        <table:table-column table:style-name="co11" table:default-cell-style-name="ce4"/>
        <table:table-column table:style-name="co12" table:default-cell-style-name="ce2"/>
        <table:table-column table:style-name="co10" table:number-columns-repeated="4" table:default-cell-style-name="ce2"/>
        <table:table-column table:style-name="co10" table:default-cell-style-name="ce6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unit_id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arted_at</text:p>
          </table:table-cell>
          <table:table-cell office:value-type="string" calcext:value-type="string">
            <text:p>tainte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worker_i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Correct Answer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04:16</text:p>
          </table:table-cell>
          <table:table-cell office:value-type="float" office:value="1785624506" calcext:value-type="float">
            <text:p>1785624506</text:p>
          </table:table-cell>
          <table:table-cell table:style-name="ce1" office:value-type="string" calcext:value-type="string">
            <text:p>10/29/2015 22:01:3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rodege</text:p>
          </table:table-cell>
          <table:table-cell office:value-type="float" office:value="0.6833" calcext:value-type="float">
            <text:p>0.6833</text:p>
          </table:table-cell>
          <table:table-cell office:value-type="float" office:value="1924522" calcext:value-type="float">
            <text:p>192452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6.224.7.25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04:18</text:p>
          </table:table-cell>
          <table:table-cell office:value-type="float" office:value="1785624520" calcext:value-type="float">
            <text:p>1785624520</text:p>
          </table:table-cell>
          <table:table-cell table:style-name="ce1" office:value-type="string" calcext:value-type="string">
            <text:p>10/29/2015 22:00:3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bitcoinget</text:p>
          </table:table-cell>
          <table:table-cell office:value-type="float" office:value="0.7" calcext:value-type="float">
            <text:p>0.7</text:p>
          </table:table-cell>
          <table:table-cell office:value-type="float" office:value="21678835" calcext:value-type="float">
            <text:p>2167883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Ironton</text:p>
          </table:table-cell>
          <table:table-cell office:value-type="string" calcext:value-type="string">
            <text:p>76.177.160.209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A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06:11</text:p>
          </table:table-cell>
          <table:table-cell office:value-type="float" office:value="1785625987" calcext:value-type="float">
            <text:p>1785625987</text:p>
          </table:table-cell>
          <table:table-cell table:style-name="ce1" office:value-type="string" calcext:value-type="string">
            <text:p>10/29/2015 22:02:5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eodev</text:p>
          </table:table-cell>
          <table:table-cell office:value-type="float" office:value="0.6528" calcext:value-type="float">
            <text:p>0.6528</text:p>
          </table:table-cell>
          <table:table-cell office:value-type="float" office:value="33895262" calcext:value-type="float">
            <text:p>3389526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52.25.162.196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style-name="ce3" office:value-type="string" calcext:value-type="string">
            <text:p>True</text:p>
          </table:table-cell>
          <table:table-cell table:number-columns-repeated="3"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06:42</text:p>
          </table:table-cell>
          <table:table-cell office:value-type="float" office:value="1785626404" calcext:value-type="float">
            <text:p>1785626404</text:p>
          </table:table-cell>
          <table:table-cell table:style-name="ce1" office:value-type="string" calcext:value-type="string">
            <text:p>10/29/2015 22:00:3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eodev</text:p>
          </table:table-cell>
          <table:table-cell office:value-type="float" office:value="0.5833" calcext:value-type="float">
            <text:p>0.5833</text:p>
          </table:table-cell>
          <table:table-cell office:value-type="float" office:value="33110177" calcext:value-type="float">
            <text:p>3311017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108.59.8.218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A</text:p>
          </table:table-cell>
          <table:table-cell table:number-columns-repeated="2" office:value-type="string" calcext:value-type="string">
            <text:p>False B</text:p>
          </table:table-cell>
          <table:table-cell office:value-type="string" calcext:value-type="string">
            <text:p>False A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07:42</text:p>
          </table:table-cell>
          <table:table-cell office:value-type="float" office:value="1785627022" calcext:value-type="float">
            <text:p>1785627022</text:p>
          </table:table-cell>
          <table:table-cell table:style-name="ce1" office:value-type="string" calcext:value-type="string">
            <text:p>10/29/2015 22:01:26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eodev</text:p>
          </table:table-cell>
          <table:table-cell office:value-type="float" office:value="0.6667" calcext:value-type="float">
            <text:p>0.6667</text:p>
          </table:table-cell>
          <table:table-cell office:value-type="float" office:value="30495280" calcext:value-type="float">
            <text:p>3049528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nassas</text:p>
          </table:table-cell>
          <table:table-cell office:value-type="string" calcext:value-type="string">
            <text:p>207.244.77.4</text:p>
          </table:table-cell>
          <table:table-cell office:value-type="string" calcext:value-type="string">
            <text:p>False B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11:30</text:p>
          </table:table-cell>
          <table:table-cell office:value-type="float" office:value="1785629486" calcext:value-type="float">
            <text:p>1785629486</text:p>
          </table:table-cell>
          <table:table-cell table:style-name="ce1" office:value-type="string" calcext:value-type="string">
            <text:p>10/29/2015 22:09:1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lite</text:p>
          </table:table-cell>
          <table:table-cell office:value-type="float" office:value="0.3854" calcext:value-type="float">
            <text:p>0.3854</text:p>
          </table:table-cell>
          <table:table-cell office:value-type="float" office:value="34320995" calcext:value-type="float">
            <text:p>3432099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Auburn Hills</text:p>
          </table:table-cell>
          <table:table-cell office:value-type="string" calcext:value-type="string">
            <text:p>159.203.104.33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office:value-type="string" calcext:value-type="string">
            <text:p>False C</text:p>
          </table:table-cell>
          <table:table-cell table:style-name="ce5" office:value-type="string" calcext:value-type="string">
            <text:p>True</text:p>
          </table:table-cell>
          <table:table-cell table:number-columns-repeated="2" office:value-type="string" calcext:value-type="string">
            <text:p>False C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19:28</text:p>
          </table:table-cell>
          <table:table-cell office:value-type="float" office:value="1785634297" calcext:value-type="float">
            <text:p>1785634297</text:p>
          </table:table-cell>
          <table:table-cell table:style-name="ce1" office:value-type="string" calcext:value-type="string">
            <text:p>10/29/2015 22:12:4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zoombucks</text:p>
          </table:table-cell>
          <table:table-cell office:value-type="float" office:value="0.6154" calcext:value-type="float">
            <text:p>0.6154</text:p>
          </table:table-cell>
          <table:table-cell office:value-type="float" office:value="7876293" calcext:value-type="float">
            <text:p>787629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184.1.136.234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19:38</text:p>
          </table:table-cell>
          <table:table-cell office:value-type="float" office:value="1785634376" calcext:value-type="float">
            <text:p>1785634376</text:p>
          </table:table-cell>
          <table:table-cell table:style-name="ce1" office:value-type="string" calcext:value-type="string">
            <text:p>10/29/2015 22:17:56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6538" calcext:value-type="float">
            <text:p>0.6538</text:p>
          </table:table-cell>
          <table:table-cell office:value-type="float" office:value="33721948" calcext:value-type="float">
            <text:p>3372194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76.1.210.233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20:30</text:p>
          </table:table-cell>
          <table:table-cell office:value-type="float" office:value="1785634895" calcext:value-type="float">
            <text:p>1785634895</text:p>
          </table:table-cell>
          <table:table-cell table:style-name="ce1" office:value-type="string" calcext:value-type="string">
            <text:p>10/29/2015 22:16:3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619" calcext:value-type="float">
            <text:p>0.619</text:p>
          </table:table-cell>
          <table:table-cell office:value-type="float" office:value="31580375" calcext:value-type="float">
            <text:p>3158037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5.67.162.207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20:33</text:p>
          </table:table-cell>
          <table:table-cell office:value-type="float" office:value="1785634912" calcext:value-type="float">
            <text:p>1785634912</text:p>
          </table:table-cell>
          <table:table-cell table:style-name="ce1" office:value-type="string" calcext:value-type="string">
            <text:p>10/29/2015 22:12:0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5714" calcext:value-type="float">
            <text:p>0.5714</text:p>
          </table:table-cell>
          <table:table-cell office:value-type="float" office:value="6330705" calcext:value-type="float">
            <text:p>633070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Shelburne</text:p>
          </table:table-cell>
          <table:table-cell office:value-type="string" calcext:value-type="string">
            <text:p>73.194.208.135</text:p>
          </table:table-cell>
          <table:table-cell office:value-type="string" calcext:value-type="string">
            <text:p>False B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A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21:12</text:p>
          </table:table-cell>
          <table:table-cell office:value-type="float" office:value="1785635424" calcext:value-type="float">
            <text:p>1785635424</text:p>
          </table:table-cell>
          <table:table-cell table:style-name="ce1" office:value-type="string" calcext:value-type="string">
            <text:p>10/29/2015 22:15:4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631" calcext:value-type="float">
            <text:p>0.631</text:p>
          </table:table-cell>
          <table:table-cell office:value-type="float" office:value="20512953" calcext:value-type="float">
            <text:p>2051295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76.232.182.5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38:56</text:p>
          </table:table-cell>
          <table:table-cell office:value-type="float" office:value="1785648372" calcext:value-type="float">
            <text:p>1785648372</text:p>
          </table:table-cell>
          <table:table-cell table:style-name="ce1" office:value-type="string" calcext:value-type="string">
            <text:p>10/29/2015 22:31:4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6029" calcext:value-type="float">
            <text:p>0.6029</text:p>
          </table:table-cell>
          <table:table-cell office:value-type="float" office:value="24170547" calcext:value-type="float">
            <text:p>2417054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71.168.201.142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42:47</text:p>
          </table:table-cell>
          <table:table-cell office:value-type="float" office:value="1785651378" calcext:value-type="float">
            <text:p>1785651378</text:p>
          </table:table-cell>
          <table:table-cell table:style-name="ce1" office:value-type="string" calcext:value-type="string">
            <text:p>10/29/2015 22:38:0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6316" calcext:value-type="float">
            <text:p>0.6316</text:p>
          </table:table-cell>
          <table:table-cell office:value-type="float" office:value="33980820" calcext:value-type="float">
            <text:p>3398082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69.47.106.218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42:50</text:p>
          </table:table-cell>
          <table:table-cell office:value-type="float" office:value="1785651404" calcext:value-type="float">
            <text:p>1785651404</text:p>
          </table:table-cell>
          <table:table-cell table:style-name="ce1" office:value-type="string" calcext:value-type="string">
            <text:p>10/29/2015 22:37:5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eodev</text:p>
          </table:table-cell>
          <table:table-cell office:value-type="float" office:value="0.6053" calcext:value-type="float">
            <text:p>0.6053</text:p>
          </table:table-cell>
          <table:table-cell office:value-type="float" office:value="20306047" calcext:value-type="float">
            <text:p>20306047</text:p>
          </table:table-cell>
          <table:table-cell office:value-type="string" calcext:value-type="string">
            <text:p>GBR</text:p>
          </table:table-cell>
          <table:table-cell table:number-columns-repeated="2"/>
          <table:table-cell office:value-type="string" calcext:value-type="string">
            <text:p>80.41.0.252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50:38</text:p>
          </table:table-cell>
          <table:table-cell office:value-type="float" office:value="1785656924" calcext:value-type="float">
            <text:p>1785656924</text:p>
          </table:table-cell>
          <table:table-cell table:style-name="ce1" office:value-type="string" calcext:value-type="string">
            <text:p>10/29/2015 22:42:1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lite</text:p>
          </table:table-cell>
          <table:table-cell office:value-type="float" office:value="0.5833" calcext:value-type="float">
            <text:p>0.5833</text:p>
          </table:table-cell>
          <table:table-cell office:value-type="float" office:value="34633411" calcext:value-type="float">
            <text:p>34633411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66.85.139.244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4" office:value-type="string" calcext:value-type="string">
            <text:p>False A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52:29</text:p>
          </table:table-cell>
          <table:table-cell office:value-type="float" office:value="1785658081" calcext:value-type="float">
            <text:p>1785658081</text:p>
          </table:table-cell>
          <table:table-cell table:style-name="ce1" office:value-type="string" calcext:value-type="string">
            <text:p>10/29/2015 22:46:5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349" calcext:value-type="float">
            <text:p>0.6349</text:p>
          </table:table-cell>
          <table:table-cell office:value-type="float" office:value="15625290" calcext:value-type="float">
            <text:p>1562529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108.206.221.169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.6172002639" calcext:value-type="float">
            <text:p>0.6172002639</text:p>
          </table:table-cell>
          <table:table-cell office:value-type="float" office:value="0.8676482209" calcext:value-type="float">
            <text:p>0.8676482209</text:p>
          </table:table-cell>
          <table:table-cell/>
          <table:table-cell table:style-name="ce1" office:value-type="string" calcext:value-type="string">
            <text:p>90.00%</text:p>
          </table:table-cell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57:18</text:p>
          </table:table-cell>
          <table:table-cell office:value-type="float" office:value="1785660916" calcext:value-type="float">
            <text:p>1785660916</text:p>
          </table:table-cell>
          <table:table-cell table:style-name="ce1" office:value-type="string" calcext:value-type="string">
            <text:p>10/29/2015 22:54:4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memolink</text:p>
          </table:table-cell>
          <table:table-cell office:value-type="float" office:value="0.5906" calcext:value-type="float">
            <text:p>0.5906</text:p>
          </table:table-cell>
          <table:table-cell office:value-type="float" office:value="6546042" calcext:value-type="float">
            <text:p>654604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ula Vista</text:p>
          </table:table-cell>
          <table:table-cell office:value-type="string" calcext:value-type="string">
            <text:p>99.95.214.33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2:57:48</text:p>
          </table:table-cell>
          <table:table-cell office:value-type="float" office:value="1785661353" calcext:value-type="float">
            <text:p>1785661353</text:p>
          </table:table-cell>
          <table:table-cell table:style-name="ce1" office:value-type="string" calcext:value-type="string">
            <text:p>10/29/2015 22:55:5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6558" calcext:value-type="float">
            <text:p>0.6558</text:p>
          </table:table-cell>
          <table:table-cell office:value-type="float" office:value="6524027" calcext:value-type="float">
            <text:p>6524027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100.14.92.251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3:09:48</text:p>
          </table:table-cell>
          <table:table-cell office:value-type="float" office:value="1785668587" calcext:value-type="float">
            <text:p>1785668587</text:p>
          </table:table-cell>
          <table:table-cell table:style-name="ce1" office:value-type="string" calcext:value-type="string">
            <text:p>10/29/2015 23:06:2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111" calcext:value-type="float">
            <text:p>0.6111</text:p>
          </table:table-cell>
          <table:table-cell office:value-type="float" office:value="29086933" calcext:value-type="float">
            <text:p>2908693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107.204.176.85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0.5464049448" calcext:value-type="float">
            <text:p>0.5464049448</text:p>
          </table:table-cell>
          <table:table-cell office:value-type="float" office:value="0.93844354" calcext:value-type="float">
            <text:p>0.93844354</text:p>
          </table:table-cell>
          <table:table-cell/>
          <table:table-cell table:style-name="ce1" office:value-type="string" calcext:value-type="string">
            <text:p>99.00%</text:p>
          </table:table-cell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3:12:47</text:p>
          </table:table-cell>
          <table:table-cell office:value-type="float" office:value="1785670381" calcext:value-type="float">
            <text:p>1785670381</text:p>
          </table:table-cell>
          <table:table-cell table:style-name="ce1" office:value-type="string" calcext:value-type="string">
            <text:p>10/29/2015 23:10:2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933" calcext:value-type="float">
            <text:p>0.6933</text:p>
          </table:table-cell>
          <table:table-cell office:value-type="float" office:value="33058612" calcext:value-type="float">
            <text:p>3305861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lenview</text:p>
          </table:table-cell>
          <table:table-cell office:value-type="string" calcext:value-type="string">
            <text:p>162.229.106.229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table:style-name="ce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3:16:22</text:p>
          </table:table-cell>
          <table:table-cell office:value-type="float" office:value="1785672307" calcext:value-type="float">
            <text:p>1785672307</text:p>
          </table:table-cell>
          <table:table-cell table:style-name="ce1" office:value-type="string" calcext:value-type="string">
            <text:p>10/29/2015 23:04:26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5994" calcext:value-type="float">
            <text:p>0.5994</text:p>
          </table:table-cell>
          <table:table-cell office:value-type="float" office:value="6337710" calcext:value-type="float">
            <text:p>6337710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64.134.26.210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A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3:23:59</text:p>
          </table:table-cell>
          <table:table-cell office:value-type="float" office:value="1785676563" calcext:value-type="float">
            <text:p>1785676563</text:p>
          </table:table-cell>
          <table:table-cell table:style-name="ce1" office:value-type="string" calcext:value-type="string">
            <text:p>10/29/2015 23:18:0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eodev</text:p>
          </table:table-cell>
          <table:table-cell office:value-type="float" office:value="0.6296" calcext:value-type="float">
            <text:p>0.6296</text:p>
          </table:table-cell>
          <table:table-cell office:value-type="float" office:value="11295497" calcext:value-type="float">
            <text:p>112954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92.28.72.134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3:29:04</text:p>
          </table:table-cell>
          <table:table-cell office:value-type="float" office:value="1785679593" calcext:value-type="float">
            <text:p>1785679593</text:p>
          </table:table-cell>
          <table:table-cell table:style-name="ce1" office:value-type="string" calcext:value-type="string">
            <text:p>10/29/2015 23:23:4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lite</text:p>
          </table:table-cell>
          <table:table-cell office:value-type="float" office:value="0.6577" calcext:value-type="float">
            <text:p>0.6577</text:p>
          </table:table-cell>
          <table:table-cell office:value-type="float" office:value="29025907" calcext:value-type="float">
            <text:p>2902590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Z4</text:p>
          </table:table-cell>
          <table:table-cell office:value-type="string" calcext:value-type="string">
            <text:p>Wrexham</text:p>
          </table:table-cell>
          <table:table-cell office:value-type="string" calcext:value-type="string">
            <text:p>86.183.93.79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0.5932212042" calcext:value-type="float">
            <text:p>0.5932212042</text:p>
          </table:table-cell>
          <table:table-cell office:value-type="float" office:value="0.8916272806" calcext:value-type="float">
            <text:p>0.8916272806</text:p>
          </table:table-cell>
          <table:table-cell/>
          <table:table-cell office:value-type="string" calcext:value-type="string">
            <text:p>With 95% confidence, the true population proportion of correct answers lies within this interval.</text:p>
          </table:table-cell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3:33:12</text:p>
          </table:table-cell>
          <table:table-cell office:value-type="float" office:value="1785682002" calcext:value-type="float">
            <text:p>1785682002</text:p>
          </table:table-cell>
          <table:table-cell table:style-name="ce1" office:value-type="string" calcext:value-type="string">
            <text:p>10/29/2015 23:23:5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5402" calcext:value-type="float">
            <text:p>0.5402</text:p>
          </table:table-cell>
          <table:table-cell office:value-type="float" office:value="22477380" calcext:value-type="float">
            <text:p>2247738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Glen Mills</text:p>
          </table:table-cell>
          <table:table-cell office:value-type="string" calcext:value-type="string">
            <text:p>173.49.238.142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3" office:value-type="string" calcext:value-type="string">
            <text:p>False C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3:46:05</text:p>
          </table:table-cell>
          <table:table-cell office:value-type="float" office:value="1785688841" calcext:value-type="float">
            <text:p>1785688841</text:p>
          </table:table-cell>
          <table:table-cell table:style-name="ce1" office:value-type="string" calcext:value-type="string">
            <text:p>10/29/2015 23:42:2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586" calcext:value-type="float">
            <text:p>0.6586</text:p>
          </table:table-cell>
          <table:table-cell office:value-type="float" office:value="22850156" calcext:value-type="float">
            <text:p>2285015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24.178.226.57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A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0.0761239991" calcext:value-type="float">
            <text:p>0.0761239991</text:p>
          </table:table-cell>
          <table:table-cell table:number-columns-repeated="3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3:55:29</text:p>
          </table:table-cell>
          <table:table-cell office:value-type="float" office:value="1785693485" calcext:value-type="float">
            <text:p>1785693485</text:p>
          </table:table-cell>
          <table:table-cell table:style-name="ce1" office:value-type="string" calcext:value-type="string">
            <text:p>10/29/2015 23:46:3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5985" calcext:value-type="float">
            <text:p>0.5985</text:p>
          </table:table-cell>
          <table:table-cell office:value-type="float" office:value="7074645" calcext:value-type="float">
            <text:p>7074645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73.221.254.240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29/2015 23:56:52</text:p>
          </table:table-cell>
          <table:table-cell office:value-type="float" office:value="1785694262" calcext:value-type="float">
            <text:p>1785694262</text:p>
          </table:table-cell>
          <table:table-cell table:style-name="ce1" office:value-type="string" calcext:value-type="string">
            <text:p>10/29/2015 23:54:1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lixsense</text:p>
          </table:table-cell>
          <table:table-cell office:value-type="float" office:value="0.6838" calcext:value-type="float">
            <text:p>0.6838</text:p>
          </table:table-cell>
          <table:table-cell office:value-type="float" office:value="21963184" calcext:value-type="float">
            <text:p>21963184</text:p>
          </table:table-cell>
          <table:table-cell office:value-type="string" calcext:value-type="string">
            <text:p>GBR</text:p>
          </table:table-cell>
          <table:table-cell table:number-columns-repeated="2"/>
          <table:table-cell office:value-type="string" calcext:value-type="string">
            <text:p>84.51.184.195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30/2015 00:00:16</text:p>
          </table:table-cell>
          <table:table-cell office:value-type="float" office:value="1785696113" calcext:value-type="float">
            <text:p>1785696113</text:p>
          </table:table-cell>
          <table:table-cell table:style-name="ce1" office:value-type="string" calcext:value-type="string">
            <text:p>10/29/2015 23:56:1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238" calcext:value-type="float">
            <text:p>0.6238</text:p>
          </table:table-cell>
          <table:table-cell office:value-type="float" office:value="27770607" calcext:value-type="float">
            <text:p>2777060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173.175.164.207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14.6152637626" calcext:value-type="float">
            <text:p>14.61526376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here is 0 percent chance that this data originated from chance.</text:p>
          </table:table-cell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30/2015 00:04:03</text:p>
          </table:table-cell>
          <table:table-cell office:value-type="float" office:value="1785697832" calcext:value-type="float">
            <text:p>1785697832</text:p>
          </table:table-cell>
          <table:table-cell table:style-name="ce1" office:value-type="string" calcext:value-type="string">
            <text:p>10/29/2015 23:54:3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oinworker</text:p>
          </table:table-cell>
          <table:table-cell office:value-type="float" office:value="0.6959" calcext:value-type="float">
            <text:p>0.6959</text:p>
          </table:table-cell>
          <table:table-cell office:value-type="float" office:value="33935063" calcext:value-type="float">
            <text:p>3393506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184.23.210.44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30/2015 00:04:57</text:p>
          </table:table-cell>
          <table:table-cell office:value-type="float" office:value="1785698245" calcext:value-type="float">
            <text:p>1785698245</text:p>
          </table:table-cell>
          <table:table-cell table:style-name="ce1" office:value-type="string" calcext:value-type="string">
            <text:p>10/30/2015 00:00:4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eodev</text:p>
          </table:table-cell>
          <table:table-cell office:value-type="float" office:value="0.6441" calcext:value-type="float">
            <text:p>0.6441</text:p>
          </table:table-cell>
          <table:table-cell office:value-type="float" office:value="20043657" calcext:value-type="float">
            <text:p>2004365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oopersburg</text:p>
          </table:table-cell>
          <table:table-cell office:value-type="string" calcext:value-type="string">
            <text:p>70.15.32.175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style-name="ce3" office:value-type="string" calcext:value-type="string">
            <text:p>True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30/2015 00:11:39</text:p>
          </table:table-cell>
          <table:table-cell office:value-type="float" office:value="1785701303" calcext:value-type="float">
            <text:p>1785701303</text:p>
          </table:table-cell>
          <table:table-cell table:style-name="ce1" office:value-type="string" calcext:value-type="string">
            <text:p>10/29/2015 23:53:56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eodev</text:p>
          </table:table-cell>
          <table:table-cell office:value-type="float" office:value="0.5241" calcext:value-type="float">
            <text:p>0.5241</text:p>
          </table:table-cell>
          <table:table-cell office:value-type="float" office:value="32424428" calcext:value-type="float">
            <text:p>3242442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199.115.116.84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office:value-type="string" calcext:value-type="string">
            <text:p>False C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A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30/2015 00:31:18</text:p>
          </table:table-cell>
          <table:table-cell office:value-type="float" office:value="1785709724" calcext:value-type="float">
            <text:p>1785709724</text:p>
          </table:table-cell>
          <table:table-cell table:style-name="ce1" office:value-type="string" calcext:value-type="string">
            <text:p>10/30/2015 00:26:3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7222" calcext:value-type="float">
            <text:p>0.7222</text:p>
          </table:table-cell>
          <table:table-cell office:value-type="float" office:value="19480545" calcext:value-type="float">
            <text:p>1948054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rookline</text:p>
          </table:table-cell>
          <table:table-cell office:value-type="string" calcext:value-type="string">
            <text:p>209.6.138.58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table:style-name="ce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7794310" calcext:value-type="float">
            <text:p>817794310</text:p>
          </table:table-cell>
          <table:table-cell table:style-name="ce1" office:value-type="string" calcext:value-type="string">
            <text:p>10/30/2015 00:32:24</text:p>
          </table:table-cell>
          <table:table-cell office:value-type="float" office:value="1785710303" calcext:value-type="float">
            <text:p>1785710303</text:p>
          </table:table-cell>
          <table:table-cell table:style-name="ce1" office:value-type="string" calcext:value-type="string">
            <text:p>10/30/2015 00:28:3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eodev</text:p>
          </table:table-cell>
          <table:table-cell office:value-type="float" office:value="0.6479" calcext:value-type="float">
            <text:p>0.6479</text:p>
          </table:table-cell>
          <table:table-cell office:value-type="float" office:value="18208698" calcext:value-type="float">
            <text:p>18208698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73.225.178.28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A</text:p>
          </table:table-cell>
          <table:table-cell table:style-name="ce7" office:value-type="string" calcext:value-type="string">
            <text:p>True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7424242424" calcext:value-type="float">
            <text:p>0.7424242424</text:p>
          </table:table-cell>
          <table:table-cell office:value-type="float" office:value="0.1581737633" calcext:value-type="float">
            <text:p>0.158173763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697" calcext:value-type="float">
            <text:p>0.697</text:p>
          </table:table-cell>
          <table:table-cell/>
          <table:table-cell office:value-type="float" office:value="0.848" calcext:value-type="float">
            <text:p>0.848</text:p>
          </table:table-cell>
          <table:table-cell office:value-type="float" office:value="0.515" calcext:value-type="float">
            <text:p>0.515</text:p>
          </table:table-cell>
          <table:table-cell office:value-type="float" office:value="0.909" calcext:value-type="float">
            <text:p>0.909</text:p>
          </table:table-cell>
          <table:table-cell/>
          <table:table-cell office:value-type="float" office:value="0.576" calcext:value-type="float">
            <text:p>0.576</text:p>
          </table:table-cell>
          <table:table-cell table:number-columns-repeated="2" office:value-type="float" office:value="0.909" calcext:value-type="float">
            <text:p>0.909</text:p>
          </table:table-cell>
          <table:table-cell office:value-type="float" office:value="0.727" calcext:value-type="float">
            <text:p>0.727</text:p>
          </table:table-cell>
          <table:table-cell office:value-type="float" office:value="0.545" calcext:value-type="float">
            <text:p>0.545</text:p>
          </table:table-cell>
          <table:table-cell office:value-type="float" office:value="0.757" calcext:value-type="float">
            <text:p>0.75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2B/8A</text:p>
          </table:table-cell>
          <table:table-cell/>
          <table:table-cell office:value-type="string" calcext:value-type="string">
            <text:p>5C</text:p>
          </table:table-cell>
          <table:table-cell office:value-type="string" calcext:value-type="string">
            <text:p>5A/11C</text:p>
          </table:table-cell>
          <table:table-cell office:value-type="string" calcext:value-type="string">
            <text:p>3C</text:p>
          </table:table-cell>
          <table:table-cell/>
          <table:table-cell office:value-type="string" calcext:value-type="string">
            <text:p>3B/11C</text:p>
          </table:table-cell>
          <table:table-cell office:value-type="string" calcext:value-type="string">
            <text:p>1A/2C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B/7A</text:p>
          </table:table-cell>
          <table:table-cell office:value-type="string" calcext:value-type="string">
            <text:p>3B/12A</text:p>
          </table:table-cell>
          <table:table-cell office:value-type="string" calcext:value-type="string">
            <text:p>1B/7A</text:p>
          </table:table-cell>
          <table:table-cell table:number-columns-repeated="7"/>
        </table:table-row>
        <table:table-row table:style-name="ro1" table:number-rows-repeated="1048539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870" meta:object-count="0"/>
  </office:meta>
</office:document-meta>
</file>